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80000002D4CEB68A402ED050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88cm" fo:margin-left="-0.086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807cm"/>
    </style:style>
    <style:style style:name="IntegrantesGrupo.B" style:family="table-column">
      <style:table-column-properties style:column-width="3.605cm"/>
    </style:style>
    <style:style style:name="IntegrantesGrupo.C" style:family="table-column">
      <style:table-column-properties style:column-width="11.176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a3.A" style:family="table-column">
      <style:table-column-properties style:column-width="9.767cm"/>
    </style:style>
    <style:style style:name="Tabla3.B" style:family="table-column">
      <style:table-column-properties style:column-width="9.768cm"/>
    </style:style>
    <style:style style:name="Tabla3.1" style:family="table-row">
      <style:table-row-properties style:min-row-height="0.686cm" fo:keep-together="auto"/>
    </style:style>
    <style:style style:name="Tabla3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a3.2" style:family="table-row">
      <style:table-row-properties style:min-row-height="0.616cm" fo:keep-together="auto"/>
    </style:style>
    <style:style style:name="Tabla3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4.8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áboa1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áboa1.A" style:family="table-column">
      <style:table-column-properties style:column-width="6.294cm"/>
    </style:style>
    <style:style style:name="Táboa1.B" style:family="table-column">
      <style:table-column-properties style:column-width="8.412cm"/>
    </style:style>
    <style:style style:name="Táboa1.C" style:family="table-column">
      <style:table-column-properties style:column-width="4.898cm"/>
    </style:style>
    <style:style style:name="Táboa1.1" style:family="table-row">
      <style:table-row-properties fo:keep-together="auto"/>
    </style:style>
    <style:style style:name="Táboa1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áboa1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áboa1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2.A" style:family="table-column">
      <style:table-column-properties style:column-width="19.54cm"/>
    </style:style>
    <style:style style:name="Táboa2.1" style:family="table-row">
      <style:table-row-properties style:min-row-height="0.686cm" fo:keep-together="auto"/>
    </style:style>
    <style:style style:name="Táboa2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áboa2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4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4.A" style:family="table-column">
      <style:table-column-properties style:column-width="6.294cm"/>
    </style:style>
    <style:style style:name="Tabla4.B" style:family="table-column">
      <style:table-column-properties style:column-width="8.412cm"/>
    </style:style>
    <style:style style:name="Tabla4.C" style:family="table-column">
      <style:table-column-properties style:column-width="4.89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4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4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4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" style:family="table">
      <style:table-properties style:width="19.579cm" fo:margin-left="-0.064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2.676cm"/>
    </style:style>
    <style:style style:name="Tabla5.B" style:family="table-column">
      <style:table-column-properties style:column-width="0.116cm"/>
    </style:style>
    <style:style style:name="Tabla5.C" style:family="table-column">
      <style:table-column-properties style:column-width="10.291cm"/>
    </style:style>
    <style:style style:name="Tabla5.D" style:family="table-column">
      <style:table-column-properties style:column-width="6.496cm"/>
    </style:style>
    <style:style style:name="Tabla5.1" style:family="table-row">
      <style:table-row-properties style:min-row-height="0.686cm" fo:keep-together="auto"/>
    </style:style>
    <style:style style:name="Tabla5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5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text-properties fo:font-size="2pt" fo:language="gl" fo:country="ES" officeooo:paragraph-rsid="021bb354" style:font-size-asian="1.75pt" style:font-size-complex="2pt"/>
    </style:style>
    <style:style style:name="P4" style:family="paragraph" style:parent-style-name="Standard">
      <style:text-properties style:font-name="Arial" fo:font-size="12pt" fo:font-weight="bold" officeooo:rsid="006fb1c7" officeooo:paragraph-rsid="020f5b18" style:font-weight-asian="bold" style:font-weight-complex="bold"/>
    </style:style>
    <style:style style:name="P5" style:family="paragraph" style:parent-style-name="Standard">
      <style:text-properties style:font-name="Arial" fo:font-size="12pt" fo:font-weight="bold" officeooo:rsid="006fb1c7" officeooo:paragraph-rsid="021bb354" style:font-weight-asian="bold" style:font-weight-complex="bold"/>
    </style:style>
    <style:style style:name="P6" style:family="paragraph" style:parent-style-name="Standard">
      <style:text-properties officeooo:paragraph-rsid="020f5b18"/>
    </style:style>
    <style:style style:name="P7" style:family="paragraph" style:parent-style-name="Standard">
      <style:text-properties fo:font-weight="bold" officeooo:rsid="020f5b18" officeooo:paragraph-rsid="02108f1a" style:font-weight-asian="bold" style:font-weight-complex="bold"/>
    </style:style>
    <style:style style:name="P8" style:family="paragraph" style:parent-style-name="Standard">
      <style:text-properties officeooo:rsid="02108f1a" officeooo:paragraph-rsid="02108f1a"/>
    </style:style>
    <style:style style:name="P9" style:family="paragraph" style:parent-style-name="Standard">
      <style:text-properties officeooo:paragraph-rsid="021bb354"/>
    </style:style>
    <style:style style:name="P10" style:family="paragraph" style:parent-style-name="Standard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officeooo:paragraph-rsid="021274be" style:font-style-asian="normal" style:font-weight-asian="normal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officeooo:paragraph-rsid="021bb354" style:font-style-asian="normal" style:font-weight-asian="normal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font-size="12pt" fo:font-weight="bold" officeooo:rsid="00820407" officeooo:paragraph-rsid="020f5b18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2pt" fo:font-weight="bold" officeooo:rsid="00820407" officeooo:paragraph-rsid="021bb354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fo:font-size="12pt" fo:font-weight="bold" officeooo:rsid="00824f0e" officeooo:paragraph-rsid="020f5b18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fo:font-size="12pt" fo:font-weight="bold" officeooo:rsid="00824f0e" officeooo:paragraph-rsid="021bb354" style:font-weight-asian="bold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style:font-name="Arial" fo:font-size="12pt" officeooo:rsid="021857f7" officeooo:paragraph-rsid="021857f7"/>
    </style:style>
    <style:style style:name="P18" style:family="paragraph" style:parent-style-name="Standard">
      <style:paragraph-properties fo:margin-top="0cm" fo:margin-bottom="0cm" loext:contextual-spacing="false"/>
      <style:text-properties style:font-name="Arial" fo:font-size="12pt" officeooo:rsid="021857f7" officeooo:paragraph-rsid="021bb354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d7cd2" officeooo:paragraph-rsid="021d7cd2" style:font-size-asian="12pt" style:font-weight-asian="normal" style:font-name-complex="Calibri2" style:font-size-complex="12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d7cd2" officeooo:paragraph-rsid="021d7cd2" fo:background-color="#ffff00" style:font-size-asian="12pt" style:font-weight-asian="normal" style:font-name-complex="Calibri2" style:font-size-complex="12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41546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f256a9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bb354" officeooo:paragraph-rsid="021bb354" fo:background-color="#ffff00" style:font-size-asian="12pt" style:font-weight-asian="normal" style:font-name-complex="Calibri2" style:font-size-complex="12pt" style:font-weight-complex="normal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882200" style:font-name="monospace" fo:font-size="8.5pt" fo:letter-spacing="normal" fo:language="gl" fo:country="ES" fo:font-style="normal" fo:font-weight="normal" officeooo:rsid="021d7cd2" officeooo:paragraph-rsid="021d7cd2" style:font-size-asian="12pt" style:font-weight-asian="normal" style:font-name-complex="Calibri2" style:font-size-complex="12pt" style:font-weight-complex="normal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882200" style:font-name="monospace" fo:font-size="8.5pt" fo:letter-spacing="normal" fo:language="gl" fo:country="ES" fo:font-style="normal" fo:font-weight="normal" officeooo:rsid="021d7cd2" officeooo:paragraph-rsid="021d7cd2" fo:background-color="#ffff00" style:font-size-asian="12pt" style:font-weight-asian="normal" style:font-name-complex="Calibri2" style:font-size-complex="12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882200" style:font-name="monospace" fo:font-size="8.5pt" fo:letter-spacing="normal" fo:language="gl" fo:country="ES" fo:font-style="normal" fo:font-weight="normal" officeooo:rsid="021d7cd2" officeooo:paragraph-rsid="021fd8f2" fo:background-color="#ffff00" style:font-size-asian="12pt" style:font-weight-asian="normal" style:font-name-complex="Calibri2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text-outline="false" style:text-line-through-style="none" style:text-line-through-type="none" style:font-name="FreeSans" fo:font-size="12pt" fo:language="gl" fo:country="ES" fo:font-style="normal" fo:text-shadow="none" style:text-underline-style="none" fo:font-weight="normal" officeooo:rsid="02141546" officeooo:paragraph-rsid="02141546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normal" officeooo:rsid="020c3667" officeooo:paragraph-rsid="02141546" style:font-size-asian="12pt" style:font-weight-asian="normal" style:font-name-complex="Calibri2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padding="0cm" fo:border="none"/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41546" officeooo:paragraph-rsid="02141546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3pt" fo:language="gl" fo:country="ES" fo:font-weight="normal" officeooo:rsid="020c3667" officeooo:paragraph-rsid="02141546" style:font-size-asian="2.59999990463257pt" style:font-weight-asian="normal" style:font-name-complex="Calibri2" style:font-size-complex="3pt" style:font-weight-complex="normal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text-outline="false" style:text-line-through-style="none" style:text-line-through-type="none" style:font-name="monospace" fo:font-size="12pt" fo:letter-spacing="normal" fo:language="gl" fo:country="ES" fo:font-style="normal" fo:text-shadow="none" style:text-underline-style="none" fo:font-weight="bold" officeooo:rsid="020c3667" officeooo:paragraph-rsid="02141546" fo:background-color="transparent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style:font-name="FreeSans" fo:font-size="12pt" fo:language="gl" fo:country="ES" fo:font-weight="normal" officeooo:rsid="020c3667" officeooo:paragraph-rsid="020f5b18" style:font-size-asian="12pt" style:font-weight-asian="normal" style:font-name-complex="Calibri2" style:font-size-complex="12pt" style:font-weight-complex="normal"/>
    </style:style>
    <style:style style:name="P40" style:family="paragraph" style:parent-style-name="Table_20_Contents">
      <style:paragraph-properties fo:margin-top="0cm" fo:margin-bottom="0.051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Preformatted_20_Text">
      <style:paragraph-properties fo:margin-top="0cm" fo:margin-bottom="0cm" loext:contextual-spacing="false"/>
    </style:style>
    <style:style style:name="P42" style:family="paragraph" style:parent-style-name="Preformatted_20_Text" style:list-style-name="L9">
      <style:paragraph-properties fo:margin-top="0cm" fo:margin-bottom="0cm" loext:contextual-spacing="false" fo:text-align="start" style:justify-single-word="false"/>
      <style:text-properties fo:color="#1c1c1c" style:font-name="FreeSans" fo:font-size="12pt" fo:language="es" fo:country="ES" fo:font-weight="normal" officeooo:rsid="0222494b" officeooo:paragraph-rsid="0222494b" fo:background-color="transparent" style:font-size-asian="12pt" style:font-weight-asian="normal" style:font-name-complex="Calibri2" style:font-size-complex="12pt" style:font-weight-complex="normal"/>
    </style:style>
    <style:style style:name="P43" style:family="paragraph" style:parent-style-name="Preformatted_20_Text" style:list-style-name="L9">
      <style:paragraph-properties fo:margin-top="0cm" fo:margin-bottom="0cm" loext:contextual-spacing="false" fo:text-align="start" style:justify-single-word="false"/>
      <style:text-properties officeooo:paragraph-rsid="0222494b"/>
    </style:style>
    <style:style style:name="P44" style:family="paragraph" style:parent-style-name="Preformatted_20_Text" style:list-style-name="L9">
      <style:paragraph-properties fo:margin-top="0cm" fo:margin-bottom="0cm" loext:contextual-spacing="false" fo:text-align="start" style:justify-single-word="false"/>
      <style:text-properties officeooo:rsid="0222980c" officeooo:paragraph-rsid="0222980c"/>
    </style:style>
    <style:style style:name="P45" style:family="paragraph" style:parent-style-name="Preformatted_20_Text">
      <style:paragraph-properties fo:margin-top="0cm" fo:margin-bottom="0cm" loext:contextual-spacing="false" fo:text-align="start" style:justify-single-word="false"/>
      <style:text-properties officeooo:rsid="0222980c" officeooo:paragraph-rsid="0222980c"/>
    </style:style>
    <style:style style:name="P46" style:family="paragraph" style:parent-style-name="Preformatted_20_Text">
      <style:paragraph-properties fo:margin-top="0cm" fo:margin-bottom="0cm" loext:contextual-spacing="false"/>
      <style:text-properties style:font-name="Courier New"/>
    </style:style>
    <style:style style:name="P47" style:family="paragraph" style:parent-style-name="Preformatted_20_Text">
      <style:paragraph-properties fo:margin-top="0cm" fo:margin-bottom="0.051cm" loext:contextual-spacing="false"/>
      <style:text-properties style:font-name="Courier New"/>
    </style:style>
    <style:style style:name="P48" style:family="paragraph" style:parent-style-name="Standard">
      <style:text-properties officeooo:rsid="02108f1a" officeooo:paragraph-rsid="02108f1a"/>
    </style:style>
    <style:style style:name="P49" style:family="paragraph" style:parent-style-name="Standard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officeooo:paragraph-rsid="0220e3dd" style:font-style-asian="normal" style:font-weight-asian="normal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style:font-name="Arial" fo:font-size="12pt" fo:font-weight="bold" officeooo:rsid="006fb1c7" officeooo:paragraph-rsid="0220e3dd" style:font-weight-asian="bold" style:font-weight-complex="bold"/>
    </style:style>
    <style:style style:name="P51" style:family="paragraph" style:parent-style-name="Standard">
      <style:text-properties officeooo:paragraph-rsid="0220e3dd"/>
    </style:style>
    <style:style style:name="P52" style:family="paragraph" style:parent-style-name="Standard" style:list-style-name="L1">
      <style:paragraph-properties fo:margin-top="0cm" fo:margin-bottom="0cm" loext:contextual-spacing="false"/>
      <style:text-properties style:font-name="Arial" fo:font-size="12pt" officeooo:rsid="00820407" officeooo:paragraph-rsid="020f5b18"/>
    </style:style>
    <style:style style:name="P53" style:family="paragraph" style:parent-style-name="Standard" style:list-style-name="L1">
      <style:paragraph-properties fo:margin-top="0cm" fo:margin-bottom="0cm" loext:contextual-spacing="false"/>
      <style:text-properties style:font-name="Arial" fo:font-size="12pt" officeooo:rsid="00820407" officeooo:paragraph-rsid="021bb354"/>
    </style:style>
    <style:style style:name="P54" style:family="paragraph" style:parent-style-name="Standard" style:list-style-name="L1">
      <style:paragraph-properties fo:margin-top="0cm" fo:margin-bottom="0cm" loext:contextual-spacing="false"/>
      <style:text-properties style:font-name="Arial" fo:font-size="12pt" officeooo:rsid="00820407" officeooo:paragraph-rsid="0220e3dd"/>
    </style:style>
    <style:style style:name="P55" style:family="paragraph" style:parent-style-name="Standard" style:list-style-name="L2">
      <style:paragraph-properties fo:margin-top="0cm" fo:margin-bottom="0cm" loext:contextual-spacing="false"/>
      <style:text-properties style:font-name="Arial" fo:font-size="12pt" officeooo:rsid="021857f7" officeooo:paragraph-rsid="021857f7"/>
    </style:style>
    <style:style style:name="P56" style:family="paragraph" style:parent-style-name="Standard" style:list-style-name="L5">
      <style:paragraph-properties fo:margin-top="0cm" fo:margin-bottom="0cm" loext:contextual-spacing="false"/>
      <style:text-properties style:font-name="Arial" fo:font-size="12pt" officeooo:rsid="021857f7" officeooo:paragraph-rsid="021bb354"/>
    </style:style>
    <style:style style:name="P57" style:family="paragraph" style:parent-style-name="Standard">
      <style:paragraph-properties fo:margin-top="0cm" fo:margin-bottom="0cm" loext:contextual-spacing="false"/>
      <style:text-properties style:font-name="Arial" fo:font-size="12pt" officeooo:rsid="021857f7" officeooo:paragraph-rsid="0220e3dd"/>
    </style:style>
    <style:style style:name="P58" style:family="paragraph" style:parent-style-name="Standard" style:list-style-name="L3">
      <style:paragraph-properties fo:margin-top="0cm" fo:margin-bottom="0cm" loext:contextual-spacing="false"/>
      <style:text-properties style:font-name="Arial" fo:font-size="12pt" fo:font-weight="normal" officeooo:rsid="00824f0e" officeooo:paragraph-rsid="020f5b18" style:font-weight-asian="normal" style:font-weight-complex="normal"/>
    </style:style>
    <style:style style:name="P59" style:family="paragraph" style:parent-style-name="Standard" style:list-style-name="L6">
      <style:paragraph-properties fo:margin-top="0cm" fo:margin-bottom="0cm" loext:contextual-spacing="false"/>
      <style:text-properties style:font-name="Arial" fo:font-size="12pt" fo:font-weight="normal" officeooo:rsid="00824f0e" officeooo:paragraph-rsid="021bb354" style:font-weight-asian="normal" style:font-weight-complex="normal"/>
    </style:style>
    <style:style style:name="P60" style:family="paragraph" style:parent-style-name="Standard" style:list-style-name="L8">
      <style:paragraph-properties fo:margin-top="0cm" fo:margin-bottom="0cm" loext:contextual-spacing="false"/>
      <style:text-properties style:font-name="Arial" fo:font-size="12pt" fo:font-weight="normal" officeooo:rsid="00824f0e" officeooo:paragraph-rsid="0220e3dd" style:font-weight-asian="normal" style:font-weight-complex="normal"/>
    </style:style>
    <style:style style:name="P61" style:family="paragraph" style:parent-style-name="Standard" style:list-style-name="L3">
      <style:paragraph-properties fo:margin-top="0cm" fo:margin-bottom="0cm" loext:contextual-spacing="false"/>
      <style:text-properties style:font-name="Arial" fo:font-size="12pt" fo:font-weight="normal" officeooo:rsid="021857f7" officeooo:paragraph-rsid="021857f7" style:font-weight-asian="normal" style:font-weight-complex="normal"/>
    </style:style>
    <style:style style:name="P62" style:family="paragraph" style:parent-style-name="Standard" style:list-style-name="L6">
      <style:paragraph-properties fo:margin-top="0cm" fo:margin-bottom="0cm" loext:contextual-spacing="false"/>
      <style:text-properties style:font-name="Arial" fo:font-size="12pt" fo:font-weight="normal" officeooo:rsid="021857f7" officeooo:paragraph-rsid="021bb354" style:font-weight-asian="normal" style:font-weight-complex="normal"/>
    </style:style>
    <style:style style:name="P63" style:family="paragraph" style:parent-style-name="Standard" style:list-style-name="L8">
      <style:paragraph-properties fo:margin-top="0cm" fo:margin-bottom="0cm" loext:contextual-spacing="false"/>
      <style:text-properties style:font-name="Arial" fo:font-size="12pt" fo:font-weight="normal" officeooo:rsid="021857f7" officeooo:paragraph-rsid="0220e3dd" style:font-weight-asian="normal" style:font-weight-complex="normal"/>
    </style:style>
    <style:style style:name="P64" style:family="paragraph" style:parent-style-name="Standard">
      <style:paragraph-properties fo:margin-top="0cm" fo:margin-bottom="0cm" loext:contextual-spacing="false"/>
      <style:text-properties style:font-name="Arial" fo:font-size="12pt" fo:font-weight="bold" officeooo:rsid="00820407" officeooo:paragraph-rsid="0220e3dd" style:font-weight-asian="bold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style:font-name="Arial" fo:font-size="12pt" fo:font-weight="bold" officeooo:rsid="00824f0e" officeooo:paragraph-rsid="0220e3dd" style:font-weight-asian="bold" style:font-weight-complex="bold"/>
    </style:style>
    <style:style style:name="P66" style:family="paragraph" style:parent-style-name="Standard" style:list-style-name="L7">
      <style:paragraph-properties fo:margin-top="0cm" fo:margin-bottom="0cm" loext:contextual-spacing="false"/>
      <style:text-properties style:font-name="Arial" fo:font-size="12pt" officeooo:rsid="0220e3dd" officeooo:paragraph-rsid="0220e3dd"/>
    </style:style>
    <style:style style:name="P67" style:family="paragraph" style:parent-style-name="Standard" style:list-style-name="L1">
      <style:paragraph-properties fo:margin-top="0cm" fo:margin-bottom="0cm" loext:contextual-spacing="false"/>
      <style:text-properties style:font-name="Arial" fo:font-size="12pt" fo:font-style="normal" officeooo:rsid="00820407" officeooo:paragraph-rsid="0220e3dd" style:font-style-asian="normal" style:font-style-complex="normal"/>
    </style:style>
    <style:style style:name="P68" style:family="paragraph" style:parent-style-name="Standard" style:list-style-name="L1">
      <style:paragraph-properties fo:margin-top="0cm" fo:margin-bottom="0cm" loext:contextual-spacing="false"/>
      <style:text-properties style:font-name="Arial" fo:font-size="12pt" fo:font-style="normal" officeooo:rsid="0222494b" officeooo:paragraph-rsid="0222494b" style:font-style-asian="normal" style:font-style-complex="normal"/>
    </style:style>
    <style:style style:name="P69" style:family="paragraph" style:parent-style-name="Standard" style:list-style-name="L3">
      <style:paragraph-properties fo:margin-top="0cm" fo:margin-bottom="0cm" loext:contextual-spacing="false"/>
      <style:text-properties officeooo:paragraph-rsid="020f5b18"/>
    </style:style>
    <style:style style:name="P70" style:family="paragraph" style:parent-style-name="Standard" style:list-style-name="L6">
      <style:paragraph-properties fo:margin-top="0cm" fo:margin-bottom="0cm" loext:contextual-spacing="false"/>
      <style:text-properties officeooo:paragraph-rsid="021bb354"/>
    </style:style>
    <style:style style:name="P71" style:family="paragraph" style:parent-style-name="Standard" style:list-style-name="L8">
      <style:paragraph-properties fo:margin-top="0cm" fo:margin-bottom="0cm" loext:contextual-spacing="false"/>
      <style:text-properties officeooo:paragraph-rsid="0220e3dd"/>
    </style:style>
    <style:style style:name="P72" style:family="paragraph" style:parent-style-name="Standard" style:list-style-name="L8">
      <style:paragraph-properties fo:margin-top="0cm" fo:margin-bottom="0cm" loext:contextual-spacing="false"/>
      <style:text-properties officeooo:rsid="0220e3dd" officeooo:paragraph-rsid="0220e3dd"/>
    </style:style>
    <style:style style:name="P73" style:family="paragraph" style:parent-style-name="Standard">
      <style:paragraph-properties fo:margin-top="0cm" fo:margin-bottom="0.051cm" loext:contextual-spacing="false"/>
      <style:text-properties fo:font-size="2pt" fo:language="gl" fo:country="ES" officeooo:paragraph-rsid="0220e3dd" style:font-size-asian="1.75pt" style:font-size-complex="2pt"/>
    </style:style>
    <style:style style:name="P74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0c3667" officeooo:paragraph-rsid="0217d6bb" style:font-size-asian="12pt" style:font-weight-asian="normal" style:font-name-complex="Calibri2" style:font-size-complex="12pt" style:font-weight-complex="normal"/>
    </style:style>
    <style:style style:name="P75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aa2be" officeooo:paragraph-rsid="021aa2be" style:font-size-asian="12pt" style:font-weight-asian="normal" style:font-name-complex="Calibri2" style:font-size-complex="12pt" style:font-weight-complex="normal"/>
    </style:style>
    <style:style style:name="P76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aa2be" officeooo:paragraph-rsid="021bb354" style:font-size-asian="12pt" style:font-weight-asian="normal" style:font-name-complex="Calibri2" style:font-size-complex="12pt" style:font-weight-complex="normal"/>
    </style:style>
    <style:style style:name="P77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bb354" officeooo:paragraph-rsid="021bb354" style:font-size-asian="12pt" style:font-weight-asian="normal" style:font-name-complex="Calibri2" style:font-size-complex="12pt" style:font-weight-complex="normal"/>
    </style:style>
    <style:style style:name="P78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d7cd2" officeooo:paragraph-rsid="021d7cd2" style:font-size-asian="12pt" style:font-weight-asian="normal" style:font-name-complex="Calibri2" style:font-size-complex="12pt" style:font-weight-complex="normal"/>
    </style:style>
    <style:style style:name="P79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fd8f2" officeooo:paragraph-rsid="021fd8f2" style:font-size-asian="12pt" style:font-weight-asian="normal" style:font-name-complex="Calibri2" style:font-size-complex="12pt" style:font-weight-complex="normal"/>
    </style:style>
    <style:style style:name="P8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fd8f2" officeooo:paragraph-rsid="0220e3dd" style:font-size-asian="12pt" style:font-weight-asian="normal" style:font-name-complex="Calibri2" style:font-size-complex="12pt" style:font-weight-complex="normal"/>
    </style:style>
    <style:style style:name="P8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d7cd2" officeooo:paragraph-rsid="021d7cd2" fo:background-color="#ffff00" style:font-size-asian="12pt" style:font-weight-asian="normal" style:font-name-complex="Calibri2" style:font-size-complex="12pt" style:font-weight-complex="normal"/>
    </style:style>
    <style:style style:name="P8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d7cd2" officeooo:paragraph-rsid="0220e3dd" fo:background-color="#ffff00" style:font-size-asian="12pt" style:font-weight-asian="normal" style:font-name-complex="Calibri2" style:font-size-complex="12pt" style:font-weight-complex="normal"/>
    </style:style>
    <style:style style:name="P83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aa2be" officeooo:paragraph-rsid="0220e3dd" fo:background-color="transparent" style:font-size-asian="12pt" style:font-weight-asian="normal" style:font-name-complex="Calibri2" style:font-size-complex="12pt" style:font-weight-complex="normal"/>
    </style:style>
    <style:style style:name="P84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bb354" officeooo:paragraph-rsid="0220e3dd" fo:background-color="transparent" style:font-size-asian="12pt" style:font-weight-asian="normal" style:font-name-complex="Calibri2" style:font-size-complex="12pt" style:font-weight-complex="normal"/>
    </style:style>
    <style:style style:name="P85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20e3dd" officeooo:paragraph-rsid="0220e3dd" fo:background-color="transparent" style:font-size-asian="12pt" style:font-weight-asian="normal" style:font-name-complex="Calibri2" style:font-size-complex="12pt" style:font-weight-complex="normal"/>
    </style:style>
    <style:style style:name="P8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d7cd2" officeooo:paragraph-rsid="0220e3dd" fo:background-color="transparent" style:font-size-asian="12pt" style:font-weight-asian="normal" style:font-name-complex="Calibri2" style:font-size-complex="12pt" style:font-weight-complex="normal"/>
    </style:style>
    <style:style style:name="P8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22980c" officeooo:paragraph-rsid="0222980c" fo:background-color="transparent" style:font-size-asian="12pt" style:font-weight-asian="normal" style:font-name-complex="Calibri2" style:font-size-complex="12pt" style:font-weight-complex="normal"/>
    </style:style>
    <style:style style:name="P8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240f51" officeooo:paragraph-rsid="02240f51" fo:background-color="transparent" style:font-size-asian="12pt" style:font-weight-asian="normal" style:font-name-complex="Calibri2" style:font-size-complex="12pt" style:font-weight-complex="normal"/>
    </style:style>
    <style:style style:name="P89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aa2be" officeooo:paragraph-rsid="021aa2be" style:font-size-asian="12pt" style:font-weight-asian="normal" style:font-name-complex="Calibri2" style:font-size-complex="12pt" style:font-weight-complex="normal"/>
    </style:style>
    <style:style style:name="P90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aa2be" officeooo:paragraph-rsid="021bb354" style:font-size-asian="12pt" style:font-weight-asian="normal" style:font-name-complex="Calibri2" style:font-size-complex="12pt" style:font-weight-complex="normal"/>
    </style:style>
    <style:style style:name="P91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bb354" officeooo:paragraph-rsid="021bb354" style:font-size-asian="12pt" style:font-weight-asian="normal" style:font-name-complex="Calibri2" style:font-size-complex="12pt" style:font-weight-complex="normal"/>
    </style:style>
    <style:style style:name="P92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aa2be" officeooo:paragraph-rsid="021aa2be" fo:background-color="#ffff00" style:font-size-asian="12pt" style:font-weight-asian="normal" style:font-name-complex="Calibri2" style:font-size-complex="12pt" style:font-weight-complex="normal"/>
    </style:style>
    <style:style style:name="P93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aa2be" officeooo:paragraph-rsid="021bb354" fo:background-color="#ffff00" style:font-size-asian="12pt" style:font-weight-asian="normal" style:font-name-complex="Calibri2" style:font-size-complex="12pt" style:font-weight-complex="normal"/>
    </style:style>
    <style:style style:name="P94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bb354" officeooo:paragraph-rsid="0220e3dd" fo:background-color="transparent" style:font-size-asian="12pt" style:font-weight-asian="normal" style:font-name-complex="Calibri2" style:font-size-complex="12pt" style:font-weight-complex="normal"/>
    </style:style>
    <style:style style:name="P95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aa2be" officeooo:paragraph-rsid="0220e3dd" fo:background-color="transparent" style:font-size-asian="12pt" style:font-weight-asian="normal" style:font-name-complex="Calibri2" style:font-size-complex="12pt" style:font-weight-complex="normal"/>
    </style:style>
    <style:style style:name="P96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aa2be" officeooo:paragraph-rsid="0222494b" fo:background-color="transparent" style:font-size-asian="12pt" style:font-weight-asian="normal" style:font-name-complex="Calibri2" style:font-size-complex="12pt" style:font-weight-complex="normal"/>
    </style:style>
    <style:style style:name="P97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aa2be" officeooo:paragraph-rsid="0222980c" fo:background-color="transparent" style:font-size-asian="12pt" style:font-weight-asian="normal" style:font-name-complex="Calibri2" style:font-size-complex="12pt" style:font-weight-complex="normal"/>
    </style:style>
    <style:style style:name="P98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FreeSans" fo:font-size="12pt" fo:letter-spacing="normal" fo:language="gl" fo:country="ES" fo:font-style="normal" fo:font-weight="normal" officeooo:rsid="021fd8f2" officeooo:paragraph-rsid="021fd8f2" style:font-size-asian="12pt" style:font-weight-asian="normal" style:font-name-complex="Calibri2" style:font-size-complex="12pt" style:font-weight-complex="normal"/>
    </style:style>
    <style:style style:name="P99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FreeSans" fo:font-size="12pt" fo:letter-spacing="normal" fo:language="gl" fo:country="ES" fo:font-style="normal" fo:font-weight="normal" officeooo:rsid="021fd8f2" officeooo:paragraph-rsid="0220e3dd" style:font-size-asian="12pt" style:font-weight-asian="normal" style:font-name-complex="Calibri2" style:font-size-complex="12pt" style:font-weight-complex="normal"/>
    </style:style>
    <style:style style:name="P100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882200" style:font-name="monospace" fo:font-size="8.5pt" fo:letter-spacing="normal" fo:language="gl" fo:country="ES" fo:font-style="normal" fo:font-weight="normal" officeooo:rsid="021d7cd2" officeooo:paragraph-rsid="0220e3dd" fo:background-color="#ffff00" style:font-size-asian="12pt" style:font-weight-asian="normal" style:font-name-complex="Calibri2" style:font-size-complex="12pt" style:font-weight-complex="normal"/>
    </style:style>
    <style:style style:name="P101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882200" style:font-name="monospace" fo:font-size="8.5pt" fo:letter-spacing="normal" fo:language="gl" fo:country="ES" fo:font-style="normal" fo:font-weight="normal" officeooo:rsid="021d7cd2" officeooo:paragraph-rsid="0220e3dd" style:font-size-asian="12pt" style:font-weight-asian="normal" style:font-name-complex="Calibri2" style:font-size-complex="12pt" style:font-weight-complex="normal"/>
    </style:style>
    <style:style style:name="P102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officeooo:paragraph-rsid="0220e3dd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40f51"/>
    </style:style>
    <style:style style:name="P104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1c1c1c" style:font-name="FreeSans" fo:font-size="12pt" fo:language="gl" fo:country="ES" fo:font-weight="normal" officeooo:rsid="0222494b" officeooo:paragraph-rsid="0222494b" fo:background-color="transparent" style:font-size-asian="12pt" style:font-weight-asian="normal" style:font-name-complex="Calibri2" style:font-size-complex="12pt" style:font-weight-complex="normal"/>
    </style:style>
    <style:style style:name="P105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1c1c1c" style:font-name="FreeSans" fo:font-size="12pt" fo:language="gl" fo:country="ES" fo:font-weight="bold" officeooo:rsid="0220e3dd" officeooo:paragraph-rsid="0220e3dd" fo:background-color="transparent" style:font-size-asian="12pt" style:font-weight-asian="bold" style:font-name-complex="Calibri2" style:font-size-complex="12pt" style:font-weight-complex="bold"/>
    </style:style>
    <style:style style:name="P106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1c1c1c" style:font-name="FreeSans" fo:font-size="12pt" fo:language="es" fo:country="ES" fo:font-weight="normal" officeooo:rsid="0222980c" officeooo:paragraph-rsid="0222980c" fo:background-color="transparent" style:font-size-asian="12pt" style:font-weight-asian="normal" style:font-name-complex="Calibri2" style:font-size-complex="12pt" style:font-weight-complex="normal"/>
    </style:style>
    <style:style style:name="P107" style:family="paragraph">
      <loext:graphic-properties draw:fill-color="#ffffff"/>
    </style:style>
    <style:style style:name="T1" style:family="text">
      <style:text-properties fo:font-size="12pt" style:font-size-asian="12pt" style:font-name-complex="Calibri2" style:font-size-complex="12pt"/>
    </style:style>
    <style:style style:name="T2" style:family="text">
      <style:text-properties fo:font-size="12pt" officeooo:rsid="02108f1a" style:font-size-asian="12pt" style:font-name-complex="Calibri2" style:font-size-complex="12pt"/>
    </style:style>
    <style:style style:name="T3" style:family="text">
      <style:text-properties officeooo:rsid="004d51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c0135" style:font-weight-asian="normal" style:font-weight-complex="normal"/>
    </style:style>
    <style:style style:name="T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415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79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Arial1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Arial1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Arial1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font-name="Arial" fo:font-size="12pt" fo:font-weight="bold" officeooo:rsid="006fb1c7" style:font-weight-asian="bold" style:font-weight-complex="bold"/>
    </style:style>
    <style:style style:name="T16" style:family="text">
      <style:text-properties fo:color="#ffffff" style:font-name="Arial" fo:font-size="12pt" fo:font-weight="bold" officeooo:rsid="00819f37" style:font-weight-asian="bold" style:font-weight-complex="bold"/>
    </style:style>
    <style:style style:name="T17" style:family="text">
      <style:text-properties fo:color="#ffffff" style:font-name="Arial" fo:font-size="12pt" fo:font-weight="bold" officeooo:rsid="0074832f" style:font-weight-asian="bold" style:font-weight-complex="bold"/>
    </style:style>
    <style:style style:name="T18" style:family="text">
      <style:text-properties fo:color="#ffffff" style:font-name="Arial" fo:font-size="12pt" fo:font-weight="bold" officeooo:rsid="02141546" style:font-weight-asian="bold" style:font-weight-complex="bold"/>
    </style:style>
    <style:style style:name="T19" style:family="text">
      <style:text-properties fo:color="#ffffff" style:font-name="Arial" fo:font-size="12pt" fo:font-weight="bold" officeooo:rsid="021bb354" style:font-weight-asian="bold" style:font-weight-complex="bold"/>
    </style:style>
    <style:style style:name="T20" style:family="text">
      <style:text-properties fo:color="#ffffff" style:font-name="Arial" fo:font-size="12pt" fo:font-weight="bold" officeooo:rsid="021d7cd2" style:font-weight-asian="bold" style:font-weight-complex="bold"/>
    </style:style>
    <style:style style:name="T21" style:family="text">
      <style:text-properties fo:color="#ffffff" style:font-name="Arial" fo:font-size="12pt" fo:language="gl" fo:country="ES" fo:font-weight="bold" officeooo:rsid="006fb1c7" style:font-weight-asian="bold" style:font-weight-complex="bold"/>
    </style:style>
    <style:style style:name="T22" style:family="text">
      <style:text-properties fo:color="#ffffff" style:font-name="Arial" fo:font-size="12pt" fo:language="gl" fo:country="ES" fo:font-weight="bold" officeooo:rsid="021bb354" style:font-weight-asian="bold" style:font-weight-complex="bold"/>
    </style:style>
    <style:style style:name="T23" style:family="text">
      <style:text-properties fo:color="#ffffff" style:font-name="Arial" fo:font-size="12pt" fo:language="gl" fo:country="ES" fo:font-weight="bold" officeooo:rsid="0074832f" style:font-weight-asian="bold" style:font-weight-complex="bold"/>
    </style:style>
    <style:style style:name="T24" style:family="text">
      <style:text-properties fo:color="#ffffff" style:font-name="Arial" fo:font-size="12pt" fo:language="gl" fo:country="ES" fo:font-weight="bold" officeooo:rsid="02141546" style:font-weight-asian="bold" style:font-weight-complex="bold"/>
    </style:style>
    <style:style style:name="T25" style:family="text">
      <style:text-properties fo:color="#ffffff" style:font-name="Arial" fo:font-size="12pt" fo:language="gl" fo:country="ES" fo:font-weight="bold" officeooo:rsid="021d7cd2" style:font-weight-asian="bold" style:font-weight-complex="bold"/>
    </style:style>
    <style:style style:name="T26" style:family="text">
      <style:text-properties fo:color="#ffffff" style:font-name="Arial" fo:font-size="12pt" fo:language="gl" fo:country="ES" fo:font-weight="bold" officeooo:rsid="0220e3dd" style:font-weight-asian="bold" style:font-weight-complex="bold"/>
    </style:style>
    <style:style style:name="T27" style:family="text">
      <style:text-properties fo:color="#ffffff" style:font-name="Arial" fo:font-size="12pt" fo:language="es" fo:country="ES" fo:font-weight="bold" officeooo:rsid="0220e3dd" style:font-weight-asian="bold" style:font-weight-complex="bold"/>
    </style:style>
    <style:style style:name="T28" style:family="text">
      <style:text-properties style:font-name="Arial" fo:font-size="12pt" fo:font-weight="normal" style:font-weight-asian="normal" style:font-weight-complex="normal"/>
    </style:style>
    <style:style style:name="T29" style:family="text">
      <style:text-properties style:font-name="Arial" fo:font-size="12pt" fo:font-weight="normal" officeooo:rsid="00824f0e" style:font-weight-asian="normal" style:font-weight-complex="normal"/>
    </style:style>
    <style:style style:name="T30" style:family="text">
      <style:text-properties style:font-name="Arial" fo:font-size="12pt" fo:font-weight="normal" officeooo:rsid="021857f7" style:font-weight-asian="normal" style:font-weight-complex="normal"/>
    </style:style>
    <style:style style:name="T31" style:family="text">
      <style:text-properties style:font-name="Arial" fo:font-size="12pt" fo:font-weight="normal" officeooo:rsid="0220e3dd" style:font-weight-asian="normal" style:font-weight-complex="normal"/>
    </style:style>
    <style:style style:name="T32" style:family="text">
      <style:text-properties style:font-name="Arial" fo:font-size="12pt" fo:font-weight="bold" officeooo:rsid="021857f7" style:font-weight-asian="bold" style:font-weight-complex="bold"/>
    </style:style>
    <style:style style:name="T33" style:family="text">
      <style:text-properties style:font-name="Arial" fo:font-size="12pt" fo:font-weight="bold" officeooo:rsid="021bb354" style:font-weight-asian="bold" style:font-weight-complex="bold"/>
    </style:style>
    <style:style style:name="T34" style:family="text">
      <style:text-properties style:font-name="Arial" fo:font-size="12pt" fo:font-weight="bold" officeooo:rsid="0220e3dd" style:font-weight-asian="bold" style:font-weight-complex="bold"/>
    </style:style>
    <style:style style:name="T35" style:family="text">
      <style:text-properties officeooo:rsid="021857f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21bb354" style:font-weight-asian="bold" style:font-weight-complex="bold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21bb354" fo:background-color="#ffff00" loext:char-shading-value="0"/>
    </style:style>
    <style:style style:name="T40" style:family="text">
      <style:text-properties officeooo:rsid="021fd8f2" fo:background-color="#ffff00" loext:char-shading-value="0"/>
    </style:style>
    <style:style style:name="T41" style:family="text">
      <style:text-properties fo:color="#c9211e"/>
    </style:style>
    <style:style style:name="T42" style:family="text">
      <style:text-properties officeooo:rsid="021bb354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21e870a"/>
    </style:style>
    <style:style style:name="T45" style:family="text">
      <style:text-properties officeooo:rsid="021f795d"/>
    </style:style>
    <style:style style:name="T46" style:family="text">
      <style:text-properties officeooo:rsid="021fd8f2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color="#000000" style:font-name="FreeSans" fo:font-size="12pt" fo:language="gl" fo:country="ES" fo:font-weight="bold" officeooo:rsid="021aa2be" fo:background-color="transparent" loext:char-shading-value="0" style:font-size-asian="12pt" style:font-weight-asian="bold" style:font-name-complex="Calibri2" style:font-size-complex="12pt" style:font-weight-complex="bold"/>
    </style:style>
    <style:style style:name="T50" style:family="text">
      <style:text-properties fo:color="#000000" style:font-name="FreeSans" fo:font-size="12pt" fo:language="gl" fo:country="ES" fo:font-weight="bold" officeooo:rsid="02240f51" fo:background-color="transparent" loext:char-shading-value="0" style:font-size-asian="12pt" style:font-weight-asian="bold" style:font-name-complex="Calibri2" style:font-size-complex="12pt" style:font-weight-complex="bold"/>
    </style:style>
    <style:style style:name="T51" style:family="text">
      <style:text-properties fo:color="#000000" style:font-name="FreeSans" fo:font-size="12pt" fo:language="gl" fo:country="ES" fo:font-weight="normal" officeooo:rsid="0220e3dd" fo:background-color="transparent" loext:char-shading-value="0" style:font-size-asian="12pt" style:font-weight-asian="normal" style:font-name-complex="Calibri2" style:font-size-complex="12pt" style:font-weight-complex="normal"/>
    </style:style>
    <style:style style:name="T52" style:family="text">
      <style:text-properties fo:color="#000000" style:font-name="FreeSans" fo:font-size="12pt" fo:language="gl" fo:country="ES" fo:font-weight="normal" officeooo:rsid="021aa2be" fo:background-color="transparent" loext:char-shading-value="0" style:font-size-asian="12pt" style:font-weight-asian="normal" style:font-name-complex="Calibri2" style:font-size-complex="12pt" style:font-weight-complex="normal"/>
    </style:style>
    <style:style style:name="T53" style:family="text">
      <style:text-properties fo:color="#000000" style:font-name="FreeSans" fo:font-size="12pt" fo:language="gl" fo:country="ES" fo:font-weight="normal" officeooo:rsid="0222980c" fo:background-color="transparent" loext:char-shading-value="0" style:font-size-asian="12pt" style:font-weight-asian="normal" style:font-name-complex="Calibri2" style:font-size-complex="12pt" style:font-weight-complex="normal"/>
    </style:style>
    <style:style style:name="T54" style:family="text">
      <style:text-properties officeooo:rsid="0222980c"/>
    </style:style>
    <style:style style:name="T55" style:family="text">
      <style:text-properties fo:color="#1c1c1c" style:font-name="FreeSans" fo:font-size="12pt" fo:language="es" fo:country="ES" fo:font-weight="normal" officeooo:rsid="0222980c" fo:background-color="transparent" loext:char-shading-value="0" style:font-size-asian="12pt" style:font-weight-asian="normal" style:font-name-complex="Calibri2" style:font-size-complex="12pt" style:font-weight-complex="normal"/>
    </style:style>
    <style:style style:name="T56" style:family="text">
      <style:text-properties fo:color="#1c1c1c" style:font-name="FreeSans" fo:font-size="12pt" fo:language="es" fo:country="ES" fo:font-weight="normal" officeooo:rsid="0222494b" fo:background-color="transparent" loext:char-shading-value="0" style:font-size-asian="12pt" style:font-weight-asian="normal" style:font-name-complex="Calibri2" style:font-size-complex="12pt" style:font-weight-complex="normal"/>
    </style:style>
    <style:style style:name="T57" style:family="text">
      <style:text-properties fo:color="#1c1c1c" style:font-name="FreeSans" fo:font-size="12pt" fo:language="es" fo:country="ES" fo:font-weight="normal" fo:background-color="transparent" loext:char-shading-value="0" style:font-size-asian="12pt" style:font-weight-asian="normal" style:font-name-complex="Calibri2" style:font-size-complex="12pt" style:font-weight-complex="normal"/>
    </style:style>
    <style:style style:name="T58" style:family="text">
      <style:text-properties fo:color="#1c1c1c" style:font-name="FreeSans" fo:font-size="12pt" fo:language="es" fo:country="ES" fo:font-weight="bold" officeooo:rsid="0222980c" fo:background-color="transparent" loext:char-shading-value="0" style:font-size-asian="12pt" style:font-weight-asian="bold" style:font-name-complex="Calibri2" style:font-size-complex="12pt" style:font-weight-complex="bold"/>
    </style:style>
    <style:style style:name="T59" style:family="text">
      <style:text-properties fo:color="#1c1c1c" style:font-name="FreeSans" fo:font-size="12pt" fo:language="es" fo:country="ES" fo:font-weight="bold" officeooo:rsid="0222494b" fo:background-color="transparent" loext:char-shading-value="0" style:font-size-asian="12pt" style:font-weight-asian="bold" style:font-name-complex="Calibri2" style:font-size-complex="12pt" style:font-weight-complex="bold"/>
    </style:style>
    <style:style style:name="T60" style:family="text">
      <style:text-properties officeooo:rsid="02240f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34cm" fo:min-width="1.1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6"><text:span text:style-name="T12">PRÁCTICA MME – UD0</text:span><text:span text:style-name="T13">4</text:span><text:span text:style-name="T12">-</text:span><text:span text:style-name="T14">06</text:span><text:span text:style-name="T12"> </text:span><text:span text:style-name="T6">– </text:span><text:span text:style-name="T10">Comproba</text:span><text:span text:style-name="T11">cións nun disc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5">NÚMERO DE GRUPO</text:p>
          </table:table-cell>
          <table:table-cell table:style-name="IntegrantesGrupo.B2" office:value-type="string">
            <text:p text:style-name="P24">FUNCIÓNS</text:p>
          </table:table-cell>
          <table:table-cell table:style-name="IntegrantesGrupo.C2" office:value-type="string">
            <text:p text:style-name="P40">Apelidos, Nome</text:p>
          </table:table-cell>
        </table:table-row>
        <table:table-row>
          <table:table-cell table:style-name="IntegrantesGrupo.A5" table:number-rows-spanned="3" office:value-type="string">
            <text:p text:style-name="P31"/>
          </table:table-cell>
          <table:table-cell table:style-name="IntegrantesGrupo.B3" office:value-type="string">
            <text:p text:style-name="P19"><text:s/>Coordinador/a:</text:p>
          </table:table-cell>
          <table:table-cell table:style-name="IntegrantesGrupo.C3">
            <text:p text:style-name="P32"/>
          </table:table-cell>
        </table:table-row>
        <table:table-row>
          <table:covered-table-cell/>
          <table:table-cell table:style-name="IntegrantesGrupo.B4" office:value-type="string">
            <text:p text:style-name="P19">Limpeza:</text:p>
          </table:table-cell>
          <table:table-cell table:style-name="IntegrantesGrupo.C4">
            <text:p text:style-name="P32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20"><text:span text:style-name="T5">D</text:span><text:span text:style-name="T4">ocumentación:</text:span></text:p>
          </table:table-cell>
          <table:table-cell table:style-name="IntegrantesGrupo.C5">
            <text:p text:style-name="P33"/>
          </table:table-cell>
        </table:table-row>
      </table:table>
      <text:p text:style-name="P39"><text:s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23"><text:span text:style-name="T7"><text:s/></text:span><text:span text:style-name="T8"><text:s/></text:span><text:span text:style-name="T9">RECORDATORIO</text:span></text:p>
          </table:table-cell>
          <table:covered-table-cell/>
        </table:table-row>
        <table:table-row table:style-name="Tabla3.2">
          <table:table-cell table:style-name="Tabla3.A2" table:number-columns-spanned="2" office:value-type="string">
            <text:p text:style-name="P34">Os erros habituais nun disco soen ser danos físicos, sectores e/ou bloques defectuosos e sistemas de ficheiros inconsistentes. Estes erros pódense comprobar empregando as seguintes ferramentas en Linux:</text:p>
          </table:table-cell>
          <table:covered-table-cell/>
        </table:table-row>
        <table:table-row table:style-name="Tabla3.2">
          <table:table-cell table:style-name="Tabla3.A3" office:value-type="string">
            <text:p text:style-name="P38">lsblk</text:p>
            <text:p text:style-name="P38">umount</text:p>
            <text:p text:style-name="P38">smartctl</text:p>
          </table:table-cell>
          <table:table-cell table:style-name="Tabla3.A2" office:value-type="string">
            <text:p text:style-name="P38">fsck</text:p>
            <text:p text:style-name="P38">badblocks</text:p>
            <text:p text:style-name="P38"/>
          </table:table-cell>
        </table:table-row>
        <table:table-row table:style-name="Tabla3.2">
          <table:table-cell table:style-name="Tabla3.A2" table:number-columns-spanned="2" office:value-type="string">
            <text:p text:style-name="P35">Non se debe montar o disco ao realizar estas probas. No caso de que se trate dun sistema de ficheiros raíz e non se poida desmontar cando hai usuarios iniciados, pode usar un sistema Linux en directo, como iniciando no disco de instalación de Ubuntu. É semellante a cando se recupera unha táboa de particións perdida.</text:p>
            <text:p text:style-name="P36">Fonte: <text:a xlink:type="simple" xlink:href="https://www.simplified.guide/linux/disk-error-check" text:style-name="Internet_20_link" text:visited-style-name="Visited_20_Internet_20_Link">https://www.simplified.guide/linux/disk-error-check</text:a> </text:p>
          </table:table-cell>
          <table:covered-table-cell/>
        </table:table-row>
      </table:table>
      <text:p text:style-name="P3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6"><text:span text:style-name="T15">Práctica </text:span><text:span text:style-name="T16">1</text:span><text:span text:style-name="T17"> </text:span><text:span text:style-name="T15">:</text:span><text:span text:style-name="T18"> Verificación da existencia </text:span><text:span text:style-name="T19">de </text:span><text:span text:style-name="T18"><text:s/>erro</text:span><text:span text:style-name="T19">s</text:span><text:span text:style-name="T18">. </text:span></text:p>
          </table:table-cell>
          <table:covered-table-cell/>
          <table:table-cell table:style-name="Tabla2.C1" office:value-type="string">
            <text:p text:style-name="P4"/>
          </table:table-cell>
        </table:table-row>
        <table:table-row>
          <table:table-cell table:style-name="Tabla2.A2" office:value-type="string">
            <text:p text:style-name="P13"><text:span text:style-name="T35">Comandos</text:span> preciso<text:span text:style-name="T35">s</text:span>:</text:p>
            <text:list xml:id="list87565198" text:style-name="L1">
              <text:list-item>
                <text:p text:style-name="P52">lsblk</text:p>
              </text:list-item>
              <text:list-item>
                <text:p text:style-name="P52">umount</text:p>
              </text:list-item>
              <text:list-item>
                <text:p text:style-name="P52">smartctl</text:p>
              </text:list-item>
              <text:list-item>
                <text:p text:style-name="P52">fsck</text:p>
              </text:list-item>
              <text:list-item>
                <text:p text:style-name="P52">badblocks</text:p>
              </text:list-item>
            </text:list>
            <text:p text:style-name="P17">Material preciso:</text:p>
            <text:list xml:id="list3049585198" text:style-name="L2">
              <text:list-item>
                <text:p text:style-name="P55">Un disco mecánico.</text:p>
              </text:list-item>
            </text:list>
          </table:table-cell>
          <table:table-cell table:style-name="Tabla2.B2" table:number-columns-spanned="2" office:value-type="string">
            <text:p text:style-name="P15">Procedemento:</text:p>
            <text:list xml:id="list2148176514" text:style-name="L3">
              <text:list-item>
                <text:p text:style-name="P58">Descargarse da electricidade estática.</text:p>
              </text:list-item>
              <text:list-item>
                <text:p text:style-name="P58">Protocolo para a montaxe de compoñentes internos.</text:p>
              </text:list-item>
              <text:list-item>
                <text:p text:style-name="P58">Abrir o computador. </text:p>
              </text:list-item>
              <text:list-item>
                <text:p text:style-name="P69"><text:span text:style-name="T30">Inserir no porto SATA5 o disco. </text:span><text:span text:style-name="T29"><text:s/></text:span></text:p>
              </text:list-item>
              <text:list-item>
                <text:p text:style-name="P58"><text:span text:style-name="T35">Cerra o computador e arrinca en modo Live cun Linux. </text:span><text:s/></text:p>
              </text:list-item>
              <text:list-item>
                <text:p text:style-name="P61">Realiza <text:span text:style-name="T42">as verificacións indicadas.</text:span></text:p>
              </text:list-item>
            </text:list>
          </table:table-cell>
          <table:covered-table-cell/>
        </table:table-row>
      </table:table>
      <text:p text:style-name="P1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3824290679" text:style-name="L4">
              <text:list-item>
                <text:p text:style-name="P74">Agrega un disco a extraordinario no porto SATA5 para verificar no equipo.</text:p>
              </text:list-item>
              <text:list-item>
                <text:p text:style-name="P75">Arrinca con KaliLinux e <text:s/>abre un terminal.</text:p>
              </text:list-item>
              <text:list-item>
                <text:p text:style-name="P75">Lista os discos dispoñibles no sistema.</text:p>
                <text:p text:style-name="P89">$ lsblk</text:p>
                <text:p text:style-name="P89"/>
              </text:list-item>
              <text:list-item>
                <text:p text:style-name="P75">Unha vez detectado o disco tes que desmontalo do sistema.</text:p>
                <text:p text:style-name="P89">$ sudo umount /dev/<text:span text:style-name="T38">sdb</text:span></text:p>
                <text:p text:style-name="P92"/>
              </text:list-item>
              <text:list-item>
                <text:p text:style-name="P75"><text:span text:style-name="T36">Comproba a saúde <text:s/>do disco </text:span>coa tecnoloxía SMART empregando a ferramenta <text:span text:style-name="T36">smartctl</text:span></text:p>
                <text:p text:style-name="P89">$ sudo smartctl -H <text:s/>/dev/<text:span text:style-name="T38">sdb</text:span></text:p>
                <text:p text:style-name="P92"/>
              </text:list-item>
              <text:list-item>
                <text:p text:style-name="P75">Comprobar a consistencia do sistema de ficheiros con fsck</text:p>
                <text:p text:style-name="P75"><text:span text:style-name="T41">$</text:span> <text:span text:style-name="T41">sudo fsck /dev/sdb</text:span></text:p>
                <text:p text:style-name="P75"/>
              </text:list-item>
              <text:list-item>
                <text:p text:style-name="P75">Comprobar se hai bloques defectuosos de disco ou sectores empregando <text:s/>bloques incorrectos.</text:p>
                <text:p text:style-name="P89">sudo badblocks -v /dev/sdb</text:p>
              </text:list-item>
            </text:list>
          </table:table-cell>
        </table:table-row>
      </table:table>
      <text:p text:style-name="P10"><text:soft-page-break/><text:s/></text:p>
      <table:table table:name="Táboa1" table:style-name="Táboa1">
        <table:table-column table:style-name="Táboa1.A"/>
        <table:table-column table:style-name="Táboa1.B"/>
        <table:table-column table:style-name="Táboa1.C"/>
        <table:table-row table:style-name="Táboa1.1">
          <table:table-cell table:style-name="Táboa1.A1" table:number-columns-spanned="2" office:value-type="string">
            <text:p text:style-name="P9"><text:span text:style-name="T21">Práctica </text:span><text:span text:style-name="T22">2</text:span><text:span text:style-name="T23"> </text:span><text:span text:style-name="T21">:</text:span><text:span text:style-name="T24"> </text:span><text:span text:style-name="T22">Comprobar </text:span><text:span text:style-name="T24"><text:s/></text:span><text:span text:style-name="T25">a saúde dun disco.</text:span><text:span text:style-name="T20"> </text:span></text:p>
          </table:table-cell>
          <table:covered-table-cell/>
          <table:table-cell table:style-name="Táboa1.C1" office:value-type="string">
            <text:p text:style-name="P5"/>
          </table:table-cell>
        </table:table-row>
        <table:table-row>
          <table:table-cell table:style-name="Táboa1.A2" office:value-type="string">
            <text:p text:style-name="P14"><text:span text:style-name="T35">Comandos</text:span> preciso<text:span text:style-name="T35">s</text:span>:</text:p>
            <text:list xml:id="list124508113153506" text:continue-list="list87565198" text:style-name="L1">
              <text:list-item>
                <text:p text:style-name="P53">lsblk</text:p>
              </text:list-item>
              <text:list-item>
                <text:p text:style-name="P53">umount</text:p>
              </text:list-item>
              <text:list-item>
                <text:p text:style-name="P53">smartctl</text:p>
              </text:list-item>
              <text:list-item>
                <text:p text:style-name="P53">fsck</text:p>
              </text:list-item>
              <text:list-item>
                <text:p text:style-name="P53">badblocks</text:p>
              </text:list-item>
            </text:list>
            <text:p text:style-name="P18">Material preciso:</text:p>
            <text:list xml:id="list109695869" text:style-name="L5">
              <text:list-item>
                <text:p text:style-name="P56">Un disco mecánico.</text:p>
              </text:list-item>
            </text:list>
          </table:table-cell>
          <table:table-cell table:style-name="Táboa1.B2" table:number-columns-spanned="2" office:value-type="string">
            <text:p text:style-name="P16">Procedemento:</text:p>
            <text:list xml:id="list214764952" text:style-name="L6">
              <text:list-item>
                <text:p text:style-name="P59">Descargarse da electricidade estática.</text:p>
              </text:list-item>
              <text:list-item>
                <text:p text:style-name="P59">Protocolo para a montaxe de compoñentes internos.</text:p>
              </text:list-item>
              <text:list-item>
                <text:p text:style-name="P59">Abrir o computador. </text:p>
              </text:list-item>
              <text:list-item>
                <text:p text:style-name="P70"><text:span text:style-name="T30">Inserir no porto </text:span><text:span text:style-name="T32">SATA</text:span><text:span text:style-name="T33">4</text:span><text:span text:style-name="T30"> o disco. </text:span><text:span text:style-name="T29"><text:s/></text:span></text:p>
              </text:list-item>
              <text:list-item>
                <text:p text:style-name="P59"><text:span text:style-name="T35">Cerra o computador e arrinca en modo Live cun Linux. </text:span><text:s/></text:p>
              </text:list-item>
              <text:list-item>
                <text:p text:style-name="P62">Realiza <text:span text:style-name="T42">as verificacións indicadas.</text:span> </text:p>
              </text:list-item>
            </text:list>
          </table:table-cell>
          <table:covered-table-cell/>
        </table:table-row>
      </table:table>
      <text:p text:style-name="P3"/>
      <table:table table:name="Táboa2" table:style-name="Táboa2">
        <table:table-column table:style-name="Táboa2.A"/>
        <table:table-row table:style-name="Táboa2.1">
          <table:table-cell table:style-name="Táboa2.A1" office:value-type="string">
            <text:list xml:id="list124508053063956" text:continue-list="list3824290679" text:style-name="L4">
              <text:list-item text:start-value="1">
                <text:p text:style-name="P76">Arrinca con KaliLinux e <text:s/>abre un terminal.</text:p>
              </text:list-item>
              <text:list-item>
                <text:p text:style-name="P77">Instala a ferramenta smartmontools</text:p>
                <text:p text:style-name="P91">$ sudo apt update &amp;&amp; sudo apt install --assume-yes smartmontools </text:p>
              </text:list-item>
              <text:list-item>
                <text:p text:style-name="P76">Lista <text:span text:style-name="T42">só os</text:span> discos dispoñibles no sistema.</text:p>
                <text:p text:style-name="P90">$ lsblk <text:span text:style-name="T42">| grep disk</text:span></text:p>
                <text:p text:style-name="P90"/>
              </text:list-item>
              <text:list-item>
                <text:p text:style-name="P76">Unha vez detectado o disco <text:span text:style-name="T42">a verificar. Vamos a realizar a autoproba mediante smartctl</text:span>.</text:p>
                <text:p text:style-name="P90"><text:span text:style-name="T43">$ sudo smartctl -t short</text:span><text:span text:style-name="T38"> /dev/sd</text:span><text:span text:style-name="T39">b</text:span></text:p>
                <text:p text:style-name="P93"/>
              </text:list-item>
              <text:list-item>
                <text:p text:style-name="P76"><text:span text:style-name="T36">Comprob</text:span><text:span text:style-name="T37">amos</text:span><text:span text:style-name="T36"> o estado de saúde do disco duro seleccionado mediante smartctl despois de que se complete </text:span><text:span text:style-name="T37">o autotest</text:span><text:span text:style-name="T36">.</text:span></text:p>
                <text:p text:style-name="P90"><text:span text:style-name="T40">$ </text:span><text:span text:style-name="T38">sudo smartctl -H /dev/sd</text:span><text:span text:style-name="T39">b</text:span></text:p>
              </text:list-item>
            </text:list>
            <text:p text:style-name="P27"/>
            <text:p text:style-name="P21">A <text:s/>continuación terás que indagar como resolver as seguintes situacións: </text:p>
          </table:table-cell>
        </table:table-row>
        <table:table-row table:style-name="Táboa2.1">
          <table:table-cell table:style-name="Táboa2.A2" office:value-type="string">
            <text:list xml:id="list124509969840457" text:continue-numbering="true" text:style-name="L4">
              <text:list-item>
                <text:p text:style-name="P78">Como podes obter o número de serie do disco duro , marca , modelo ,...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22">sudo smartctl -i /dev/nvme0</text:p>
          </table:table-cell>
        </table:table-row>
        <table:table-row table:style-name="Táboa2.1">
          <table:table-cell table:style-name="Táboa2.A2" office:value-type="string">
            <text:list xml:id="list124509798707003" text:continue-numbering="true" text:style-name="L4">
              <text:list-item>
                <text:p text:style-name="P78">Permítenos obter toda a información dispoñible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22">sudo smartctl -a /dev/nvme0</text:p>
          </table:table-cell>
        </table:table-row>
        <table:table-row table:style-name="Táboa2.1">
          <table:table-cell table:style-name="Táboa2.A2" office:value-type="string">
            <text:list xml:id="list124508577255978" text:continue-numbering="true" text:style-name="L4">
              <text:list-item>
                <text:p text:style-name="P79">Obter con SMART se existen erros previos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29">sudo smartctl -l error /dev/sdb</text:p>
          </table:table-cell>
        </table:table-row>
        <table:table-row table:style-name="Táboa2.1">
          <table:table-cell table:style-name="Táboa2.A2" office:value-type="string">
            <text:list xml:id="list124508387297196" text:continue-numbering="true" text:style-name="L4">
              <text:list-item>
                <text:p text:style-name="P98">Execución dun test rápido con SMART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29">sudo smartctl -t short /dev/sdb</text:p>
          </table:table-cell>
        </table:table-row>
        <table:table-row table:style-name="Táboa2.1">
          <table:table-cell table:style-name="Táboa2.A2" office:value-type="string">
            <text:list xml:id="list124509684785083" text:continue-numbering="true" text:style-name="L4">
              <text:list-item>
                <text:p text:style-name="P98">Execución dun test rápido con SMART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28"><text:span text:style-name="Source_20_Text"><text:span text:style-name="T38">$ sudo smartctl -t long /dev/sdb</text:span></text:span></text:p>
          </table:table-cell>
        </table:table-row>
        <table:table-row table:style-name="Táboa2.1">
          <table:table-cell table:style-name="Táboa2.A2" office:value-type="string">
            <text:list xml:id="list124509601065185" text:continue-numbering="true" text:style-name="L4">
              <text:list-item>
                <text:p text:style-name="P98">Comprobar pasado un tempo a existencia de erros nos test realizados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29">$ sudo smartctl -l error /dev/sdb</text:p>
          </table:table-cell>
        </table:table-row>
        <table:table-row table:style-name="Táboa2.1">
          <table:table-cell table:style-name="Táboa2.A2" office:value-type="string">
            <text:list xml:id="list124509609664054" text:continue-numbering="true" text:style-name="L4">
              <text:list-item>
                <text:p text:style-name="P98">Para a execución dos test de SMART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30">$ sudo smartctl -<text:span text:style-name="T46">x</text:span> /dev/sdb</text:p>
          </table:table-cell>
        </table:table-row>
        <table:table-row table:style-name="Táboa2.1">
          <table:table-cell table:style-name="Táboa2.A2" office:value-type="string">
            <text:list xml:id="list124508891302891" text:continue-numbering="true" text:style-name="L4">
              <text:list-item>
                <text:p text:style-name="P98"/>
              </text:list-item>
            </text:list>
          </table:table-cell>
        </table:table-row>
      </table:table>
      <text:p text:style-name="P11"><text:s/></text:p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 table:style-name="Tabla4.1">
          <table:table-cell table:style-name="Tabla4.A1" table:number-columns-spanned="2" office:value-type="string">
            <text:p text:style-name="P51"><text:span text:style-name="T21">Práctica </text:span><text:span text:style-name="T26">3</text:span><text:span text:style-name="T23"> </text:span><text:span text:style-name="T21">:</text:span><text:span text:style-name="T24"> </text:span><text:span text:style-name="T27">Velocidade dun disco.</text:span></text:p>
          </table:table-cell>
          <table:covered-table-cell/>
          <table:table-cell table:style-name="Tabla4.C1" office:value-type="string">
            <text:p text:style-name="P50"/>
          </table:table-cell>
        </table:table-row>
        <table:table-row>
          <table:table-cell table:style-name="Tabla4.A2" office:value-type="string">
            <text:p text:style-name="P64"><text:span text:style-name="T35">Comandos</text:span> preciso<text:span text:style-name="T35">s</text:span>:</text:p>
            <text:list xml:id="list124508698483538" text:continue-list="list124508113153506" text:style-name="L1">
              <text:list-item>
                <text:p text:style-name="P54">lsblk</text:p>
              </text:list-item>
              <text:list-item>
                <text:p text:style-name="P67"><text:a xlink:type="simple" xlink:href="https://manpages.ubuntu.com/manpages/jammy/en/man8/hdparm.8.html" text:style-name="Internet_20_link" text:visited-style-name="Visited_20_Internet_20_Link">hdparm</text:a></text:p>
              </text:list-item>
              <text:list-item>
                <text:p text:style-name="P68"><text:a xlink:type="simple" xlink:href="https://manpages.ubuntu.com/manpages/kinetic/en/man1/dd.1posix.html" text:style-name="Internet_20_link" text:visited-style-name="Visited_20_Internet_20_Link"><text:span text:style-name="T47">dd</text:span></text:a> </text:p>
              </text:list-item>
            </text:list>
            <text:p text:style-name="P57">Material preciso:</text:p>
            <text:list xml:id="list2568301893" text:style-name="L7">
              <text:list-item>
                <text:p text:style-name="P66">Disco HDD</text:p>
              </text:list-item>
              <text:list-item>
                <text:p text:style-name="P66">Disco SSD</text:p>
              </text:list-item>
              <text:list-item>
                <text:p text:style-name="P66">Disco M2</text:p>
              </text:list-item>
            </text:list>
          </table:table-cell>
          <table:table-cell table:style-name="Tabla4.B2" table:number-columns-spanned="2" office:value-type="string">
            <text:p text:style-name="P65">Procedemento:</text:p>
            <text:list xml:id="list1989574429" text:style-name="L8">
              <text:list-item>
                <text:p text:style-name="P60">Descargarse da electricidade estática.</text:p>
              </text:list-item>
              <text:list-item>
                <text:p text:style-name="P60">Protocolo para a montaxe de compoñentes internos. </text:p>
              </text:list-item>
              <text:list-item>
                <text:p text:style-name="P71"><text:span text:style-name="T30">Inserir no porto </text:span><text:span text:style-name="T32">SATA</text:span><text:span text:style-name="T34">6</text:span><text:span text:style-name="T30"> o disco </text:span><text:span text:style-name="T31">SDD</text:span><text:span text:style-name="T30">. </text:span><text:span text:style-name="T29"><text:s/></text:span></text:p>
              </text:list-item>
              <text:list-item>
                <text:p text:style-name="P71"><text:span text:style-name="T30">Inserir no porto </text:span><text:span text:style-name="T32">SATA</text:span><text:span text:style-name="T34">4</text:span><text:span text:style-name="T30"> o disco </text:span><text:span text:style-name="T31">HDD</text:span><text:span text:style-name="T30">.</text:span></text:p>
              </text:list-item>
              <text:list-item>
                <text:p text:style-name="P72"><text:span text:style-name="T30">I</text:span><text:span text:style-name="T28">nserir no no PCIe o disco M2</text:span></text:p>
              </text:list-item>
              <text:list-item>
                <text:p text:style-name="P60"><text:span text:style-name="T35">Cerra o computador e arrinca en modo Live cun Linux. </text:span><text:s/></text:p>
              </text:list-item>
              <text:list-item>
                <text:p text:style-name="P63">Realiza <text:span text:style-name="T42">as verificacións indicadas.</text:span> </text:p>
              </text:list-item>
            </text:list>
          </table:table-cell>
          <table:covered-table-cell/>
        </table:table-row>
      </table:table>
      <text:p text:style-name="P7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table:number-columns-spanned="4" office:value-type="string">
            <text:list xml:id="list3529634577" text:style-name="L9">
              <text:list-item text:start-value="1">
                <text:p text:style-name="P83">Arrinca con KaliLinux e <text:s/>abre un terminal.</text:p>
              </text:list-item>
              <text:list-item>
                <text:p text:style-name="P84">Instala a ferramenta smartmontools</text:p>
                <text:p text:style-name="P94">$ sudo apt update &amp;&amp; sudo apt install --assume-yes hdparm</text:p>
              </text:list-item>
              <text:list-item>
                <text:p text:style-name="P83">Lista <text:span text:style-name="T42">só os</text:span> discos dispoñibles no sistema.</text:p>
                <text:p text:style-name="P95">$ lsblk <text:span text:style-name="T42">| grep disk</text:span></text:p>
              </text:list-item>
              <text:list-item>
                <text:p text:style-name="P85">Executa un test de velocidade no disco /<text:span text:style-name="T47">dev</text:span><text:span text:style-name="T48">/sda</text:span></text:p>
                <text:p text:style-name="P95">$ <text:span text:style-name="T42">sudo hdparm -tT /dev/sda</text:span></text:p>
                <text:p text:style-name="P105">A saída será semellante a seguinte:</text:p>
              </text:list-item>
            </text:list>
            <text:p text:style-name="P46"><text:s text:c="8"/>Timing cached reads: <text:s text:c="2"/>27522 MB in <text:s/>2.00 seconds = 13783.98 MB/sec</text:p>
            <text:p text:style-name="P47"><text:s text:c="8"/>Timing buffered disk reads: 1976 MB in <text:s/>3.00 seconds = 658.03 MB/sec</text:p>
            <text:list xml:id="list124509879695309" text:continue-numbering="true" text:style-name="L9">
              <text:list-item>
                <text:p text:style-name="P102"><text:span text:style-name="T51">Volvemos a executar </text:span><text:span text:style-name="T52">hdparm </text:span><text:span text:style-name="T51">coa opción directa é dicir omite as vantaxes da memoria caché</text:span><text:span text:style-name="T49"> </text:span></text:p>
                <text:p text:style-name="P95"><text:span text:style-name="T46">$ sudo hdparm -tT </text:span><text:span text:style-name="T40">--direct /</text:span><text:span text:style-name="T46">dev/sda</text:span></text:p>
              </text:list-item>
              <text:list-item>
                <text:p text:style-name="P104">Outra opción de comprobar o rendemento dun disco é co comando <text:span text:style-name="T36">dd </text:span>, para elo vamos crear un arquivo para medir a velocidade de escritura no disco.</text:p>
                <text:p text:style-name="P96"><text:span text:style-name="T46">$ sudo dd if=/dev/zero of=benchmark.img bs=1G count=5 status=progress</text:span></text:p>
                <text:list>
                  <text:list-item>
                    <text:p text:style-name="P42"><text:span text:style-name="T36">if</text:span> = input file ; <text:s/><text:span text:style-name="T36">Of </text:span>= output file. </text:p>
                  </text:list-item>
                  <text:list-item>
                    <text:p text:style-name="P43"><text:span text:style-name="T59">Bs</text:span><text:span text:style-name="T56">= <text:s/></text:span><text:span text:style-name="T55">Indicia o tamaño do bloque <text:s/>; </text:span><text:span text:style-name="T58">count </text:span><text:span text:style-name="T55">= establece o n.º de bloques a copiar</text:span></text:p>
                    <text:p text:style-name="P44"><text:span text:style-name="T57">A saida será semellante a seguinte:</text:span></text:p>
                  </text:list-item>
                </text:list>
              </text:list-item>
            </text:list>
            <text:p text:style-name="P45"><text:s text:c="24"/>5368709120 bytes (5.4 GB, 5.0 GiB) copied, 4 s, 1.2 GB/s</text:p>
            <text:p text:style-name="P41"><text:s text:c="24"/>5+0 records in<text:line-break/> <text:s text:c="22"/>5+0 records out<text:line-break/> <text:s text:c="22"/>5368709120 bytes (5.4 GB, 5.0 GiB) copied, 4.36816 s, 1.2 GB/s</text:p>
            <text:list xml:id="list124509738477468" text:continue-numbering="true" text:style-name="L9">
              <text:list-item>
                <text:p text:style-name="P106">Recorda que unha vez finalizado debemos borrar o ficheiro de saida creado. </text:p>
                <text:p text:style-name="P97"><text:span text:style-name="T54">$ </text:span>rm benchmark.img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4" office:value-type="string">
            <text:p text:style-name="P87">Realiza o test de velocidade co comando <text:span text:style-name="T36">dd</text:span> nos seguintes discos. Recorda indicar o comando e tamén a velocidade obtida. 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table:number-columns-spanned="2" office:value-type="string">
            <text:p text:style-name="P87">Disco</text:p>
          </table:table-cell>
          <table:covered-table-cell/>
          <table:table-cell table:style-name="Tabla5.A3" office:value-type="string">
            <text:p text:style-name="P87">Comando</text:p>
          </table:table-cell>
          <table:table-cell table:style-name="Tabla5.A2" office:value-type="string">
            <text:p text:style-name="P87">Velocidade </text:p>
          </table:table-cell>
        </table:table-row>
        <table:table-row table:style-name="Tabla5.1">
          <table:table-cell table:style-name="Tabla5.A3" table:number-columns-spanned="2" office:value-type="string">
            <text:p text:style-name="P88">HDD</text:p>
          </table:table-cell>
          <table:covered-table-cell/>
          <table:table-cell table:style-name="Tabla5.A3" office:value-type="string">
            <text:p text:style-name="P86"/>
          </table:table-cell>
          <table:table-cell table:style-name="Tabla5.A2" office:value-type="string">
            <text:p text:style-name="P86"/>
          </table:table-cell>
        </table:table-row>
        <table:table-row table:style-name="Tabla5.1">
          <table:table-cell table:style-name="Tabla5.A3" table:number-columns-spanned="2" office:value-type="string">
            <text:p text:style-name="P88">SDD</text:p>
          </table:table-cell>
          <table:covered-table-cell/>
          <table:table-cell table:style-name="Tabla5.A3" office:value-type="string">
            <text:p text:style-name="P86"/>
          </table:table-cell>
          <table:table-cell table:style-name="Tabla5.A2" office:value-type="string">
            <text:p text:style-name="P86"/>
          </table:table-cell>
        </table:table-row>
        <table:table-row table:style-name="Tabla5.1">
          <table:table-cell table:style-name="Tabla5.A3" table:number-columns-spanned="2" office:value-type="string">
            <text:p text:style-name="P88">NVME</text:p>
          </table:table-cell>
          <table:covered-table-cell/>
          <table:table-cell table:style-name="Tabla5.A3" office:value-type="string">
            <text:p text:style-name="P86"/>
          </table:table-cell>
          <table:table-cell table:style-name="Tabla5.A2" office:value-type="string">
            <text:p text:style-name="P86"/>
          </table:table-cell>
        </table:table-row>
        <table:table-row table:style-name="Tabla5.1">
          <table:table-cell table:style-name="Tabla5.A2" table:number-columns-spanned="4" office:value-type="string">
            <text:p text:style-name="P103"><text:span text:style-name="T53">Realiza o test de velocidade co comando </text:span><text:span text:style-name="T50">hdparm</text:span><text:span text:style-name="T53"> nos seguintes discos. Recorda indicar o comando e tamén a velocidade obtida. 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87">Disco</text:p>
          </table:table-cell>
          <table:table-cell table:style-name="Tabla5.A3" table:number-columns-spanned="2" office:value-type="string">
            <text:p text:style-name="P87">Comando</text:p>
          </table:table-cell>
          <table:covered-table-cell/>
          <table:table-cell table:style-name="Tabla5.A2" office:value-type="string">
            <text:p text:style-name="P87">Velocidade </text:p>
          </table:table-cell>
        </table:table-row>
        <table:table-row table:style-name="Tabla5.1">
          <table:table-cell table:style-name="Tabla5.A3" office:value-type="string">
            <text:p text:style-name="P88">HDD</text:p>
          </table:table-cell>
          <table:table-cell table:style-name="Tabla5.A3" table:number-columns-spanned="2" office:value-type="string">
            <text:p text:style-name="P86"/>
          </table:table-cell>
          <table:covered-table-cell/>
          <table:table-cell table:style-name="Tabla5.A2" office:value-type="string">
            <text:p text:style-name="P86"/>
          </table:table-cell>
        </table:table-row>
        <table:table-row table:style-name="Tabla5.1">
          <table:table-cell table:style-name="Tabla5.A3" office:value-type="string">
            <text:p text:style-name="P88">SDD</text:p>
          </table:table-cell>
          <table:table-cell table:style-name="Tabla5.A3" table:number-columns-spanned="2" office:value-type="string">
            <text:p text:style-name="P86"/>
          </table:table-cell>
          <table:covered-table-cell/>
          <table:table-cell table:style-name="Tabla5.A2" office:value-type="string">
            <text:p text:style-name="P86"/>
          </table:table-cell>
        </table:table-row>
        <table:table-row table:style-name="Tabla5.1">
          <table:table-cell table:style-name="Tabla5.A3" office:value-type="string">
            <text:p text:style-name="P88">NVME</text:p>
          </table:table-cell>
          <table:table-cell table:style-name="Tabla5.A3" table:number-columns-spanned="2" office:value-type="string">
            <text:p text:style-name="P86"/>
          </table:table-cell>
          <table:covered-table-cell/>
          <table:table-cell table:style-name="Tabla5.A2" office:value-type="string">
            <text:p text:style-name="P86"/>
          </table:table-cell>
        </table:table-row>
      </table:table>
      <text:p text:style-name="P49"><text:soft-page-break/><text:s/></text:p>
      <text:p text:style-name="P8"/>
      <text:p text:style-name="P8"/>
      <text:p text:style-name="P8">/// <text:s/><text:span text:style-name="T44">Actividade nun disco</text:span></text:p>
      <text:p text:style-name="P8"><text:a xlink:type="simple" xlink:href="https://www.simplified.guide/linux/disk-usage-activity-show" text:style-name="Internet_20_link" text:visited-style-name="Visited_20_Internet_20_Link">https://www.simplified.guide/linux/disk-usage-activity-show</text:a></text:p>
      <text:p text:style-name="P8">//</text:p>
      <text:p text:style-name="P8">https://www.simplified.guide/linux/disk-usage-clear</text:p>
      <text:p text:style-name="P8"/>
      <text:p text:style-name="P8">// <text:span text:style-name="T44">Velocidade </text:span></text:p>
      <text:p text:style-name="P8"><text:a xlink:type="simple" xlink:href="https://www.simplified.guide/linux/disk-benchmark" text:style-name="Internet_20_link" text:visited-style-name="Visited_20_Internet_20_Link">https://www.simplified.guide/linux/disk-benchmark</text:a> </text:p>
      <text:p text:style-name="P8">//<text:span text:style-name="T45">Borrado seguro</text:span></text:p>
      <text:p text:style-name="P8"><text:a xlink:type="simple" xlink:href="https://www.simplified.guide/linux/disk-wipe" text:style-name="Internet_20_link" text:visited-style-name="Visited_20_Internet_20_Link">https://www.simplified.guide/linux/disk-wipe</text:a> </text:p>
      <text:p text:style-name="P7"><draw:custom-shape text:anchor-type="paragraph" draw:z-index="4" draw:name="Forma 4" draw:style-name="gr1" draw:text-style-name="P107" svg:width="1.964cm" svg:height="1.886cm" svg:x="13.266cm" svg:y="-0.15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hegado a este punto avisa ao docente para validar a instalación e a práctic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ospace" svg:font-family="monospace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2" style:font-size-complex="12pt"/>
    </style:style>
    <style:style style:name="MT2" style:family="text">
      <style:text-properties fo:font-size="12pt" style:font-size-asian="12pt" style:font-name-complex="Calibri2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n2" text:anchor-type="char" svg:x="0.335cm" svg:y="0cm" svg:width="16.424cm" svg:height="1.087cm" draw:z-index="2"><draw:image xlink:href="Pictures/10000000000002A80000002D4CEB68A402ED0501.png" xlink:type="simple" xlink:show="embed" xlink:actuate="onLoad" loext:mime-type="image/png"/></draw:frame><text:span text:style-name="MT1">Páxina: </text:span><text:span text:style-name="MT2"><text:page-number text:select-page="current">2</text:page-number></text:span><text:span text:style-name="MT2"><text:s/>/ </text:span><text:span text:style-name="MT2"><text:page-count>4</text:page-count></text:span></text:p>
      </style:footer>
      <loext:footer-first>
        <text:p text:style-name="MP2">Pá<text:span text:style-name="MT3">x</text:span>ina <text:page-number text:select-page="current">1</text:page-number><text:s/>de <text:page-count>4</text:page-count><draw:frame draw:style-name="Mfr1" draw:name="Imagen3" text:anchor-type="char" svg:x="0.335cm" svg:y="0cm" svg:width="16.424cm" svg:height="1.087cm" draw:z-index="3"><draw:image xlink:href="Pictures/10000000000002A80000002D4CEB68A402ED0501.png" xlink:type="simple" xlink:show="embed" xlink:actuate="onLoad" loext:mime-type="image/png"/></draw:frame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222</meta:editing-cycles>
    <meta:creation-date>2019-11-09T13:25:03.151138236</meta:creation-date>
    <meta:editing-duration>P1DT2H7M46S</meta:editing-duration>
    <meta:generator>LibreOffice/6.4.3.2$Windows_X86_64 LibreOffice_project/747b5d0ebf89f41c860ec2a39efd7cb15b54f2d8</meta:generator>
    <dc:subject>PRÁCTICA 9 – Cooler Master AMD</dc:subject>
    <dc:title>Taller - MME</dc:title>
    <dc:date>2023-03-15T12:45:07.749000000</dc:date>
    <meta:document-statistic meta:table-count="8" meta:image-count="2" meta:object-count="0" meta:page-count="4" meta:paragraph-count="152" meta:word-count="910" meta:character-count="5581" meta:non-whitespace-character-count="47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